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eeeeee" draw:textarea-horizontal-align="justify" draw:textarea-vertical-align="middle" draw:auto-grow-height="false" fo:min-height="24.409cm" fo:min-width="22.88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8.534cm" fo:min-width="10.189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61cm" draw:marker-end-width="0.361cm" draw:fill="solid" draw:fill-color="#f7d1d5" draw:textarea-horizontal-align="justify" draw:textarea-vertical-align="middle" draw:auto-grow-height="false" fo:min-height="3.773cm" fo:min-width="3.523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 style:list-style-name="L1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3.771cm" fo:min-width="3.521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2cc" draw:textarea-horizontal-align="justify" draw:textarea-vertical-align="middle" draw:auto-grow-height="false" fo:min-height="2.184cm" fo:min-width="8.602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2cm"/>
      <style:paragraph-properties style:writing-mode="lr-tb"/>
    </style:style>
    <style:style style:name="gr7" style:family="graphic" style:parent-style-name="standard" style:list-style-name="L1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3.771cm" fo:min-width="3.521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 style:list-style-name="L1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3.771cm" fo:min-width="3.521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 style:list-style-name="L1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3.771cm" fo:min-width="3.521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e599" draw:textarea-horizontal-align="justify" draw:textarea-vertical-align="middle" draw:auto-grow-height="false" fo:min-height="3.878cm" fo:min-width="21.725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d966" draw:textarea-horizontal-align="justify" draw:textarea-vertical-align="middle" draw:auto-grow-height="false" fo:min-height="5.147cm" fo:min-width="22.995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eeeee" draw:textarea-horizontal-align="justify" draw:textarea-vertical-align="middle" draw:auto-grow-height="false" fo:min-height="34.992cm" fo:min-width="8.3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3.772cm" fo:min-width="21.619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b4c7dc" draw:textarea-horizontal-align="justify" draw:textarea-vertical-align="middle" draw:auto-grow-height="false" fo:min-height="1.231cm" fo:min-width="0.981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fff2cc" draw:textarea-horizontal-align="justify" draw:textarea-vertical-align="middle" draw:auto-grow-height="false" fo:min-height="1.231cm" fo:min-width="0.981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dde8cb" draw:textarea-horizontal-align="justify" draw:textarea-vertical-align="middle" draw:auto-grow-height="false" fo:min-height="1.231cm" fo:min-width="0.981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dde8cb" draw:textarea-horizontal-align="justify" draw:textarea-vertical-align="middle" draw:auto-grow-height="false" fo:min-height="1.231cm" fo:min-width="0.981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4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97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ffe599" draw:textarea-horizontal-align="justify" draw:textarea-vertical-align="middle" draw:auto-grow-height="false" fo:min-height="3.137cm" fo:min-width="21.619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d966" draw:textarea-horizontal-align="justify" draw:textarea-vertical-align="middle" draw:auto-grow-height="false" fo:min-height="5.041cm" fo:min-width="22.889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svg:stroke-width="0.159cm" svg:stroke-color="#000000" draw:marker-start="Arrowheads_20_5" draw:marker-start-width="0.734cm" draw:marker-end="Arrowheads_20_6" draw:marker-end-width="0.734cm" draw:textarea-vertical-align="middle" fo:padding-top="0.205cm" fo:padding-bottom="0.205cm" fo:padding-left="0.33cm" fo:padding-right="0.33cm" draw:shadow-offset-x="0.203cm" draw:shadow-offset-y="0.2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7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2cm" fo:min-width="4.41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3cm" fo:min-width="12.376cm"/>
      <style:paragraph-properties style:writing-mode="lr-tb"/>
    </style:style>
    <style:style style:name="gr26" style:family="graphic" style:parent-style-name="objectwithoutfill">
      <style:graphic-properties svg:stroke-width="0.106cm" svg:stroke-color="#000000" draw:marker-start-width="0.359cm" draw:marker-end="Arrowheads_20_7" draw:marker-end-width="0.5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 style:writing-mode="lr-tb"/>
      <style:text-properties style:font-name="Comfortaa" fo:font-size="28pt" fo:font-weight="normal" style:font-size-asian="28pt" style:font-weight-asian="normal" style:font-size-complex="28pt" style:font-weight-complex="normal"/>
    </style:style>
    <style:style style:name="P4" style:family="paragraph">
      <loext:graphic-properties draw:fill="solid" draw:fill-color="#f7d1d5"/>
      <style:paragraph-properties fo:text-align="center" style:writing-mode="lr-tb"/>
      <style:text-properties style:font-name="Comfortaa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omfortaa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2cc"/>
      <style:paragraph-properties fo:text-align="center" style:writing-mode="lr-tb"/>
      <style:text-properties style:font-name="Comfortaa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Comfortaa" fo:font-size="28pt" style:font-size-asian="28pt" style:font-size-complex="28pt"/>
    </style:style>
    <style:style style:name="P8" style:family="paragraph">
      <style:paragraph-properties fo:text-align="center" style:writing-mode="lr-tb"/>
      <style:text-properties style:font-name="Comfortaa" fo:font-size="28pt" style:font-size-asian="28pt" style:font-size-complex="28pt"/>
    </style:style>
    <style:style style:name="P9" style:family="paragraph">
      <loext:graphic-properties draw:fill-color="#ffe599"/>
      <style:paragraph-properties fo:text-align="center" style:writing-mode="lr-tb"/>
      <style:text-properties style:font-name="Comfortaa" fo:font-size="28pt" style:font-size-asian="28pt" style:font-size-complex="28pt"/>
    </style:style>
    <style:style style:name="P10" style:family="paragraph">
      <loext:graphic-properties draw:fill-color="#ffd966"/>
      <style:paragraph-properties fo:text-align="center" style:writing-mode="lr-tb"/>
      <style:text-properties style:font-name="Comfortaa" fo:font-size="28pt" style:font-size-asian="28pt" style:font-size-complex="28pt"/>
    </style:style>
    <style:style style:name="P11" style:family="paragraph">
      <loext:graphic-properties draw:fill-color="#eeeeee"/>
      <style:paragraph-properties fo:text-align="center" style:writing-mode="lr-tb"/>
      <style:text-properties style:font-name="Comfortaa" fo:font-size="28pt" style:font-size-asian="28pt" style:font-size-complex="2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b4c7dc"/>
      <style:paragraph-properties fo:text-align="center" style:writing-mode="lr-tb"/>
      <style:text-properties style:font-name="Comfortaa" fo:font-size="18pt" style:font-size-asian="18pt" style:font-size-complex="18pt"/>
    </style:style>
    <style:style style:name="P14" style:family="paragraph">
      <loext:graphic-properties draw:fill-color="#fff2cc"/>
      <style:paragraph-properties fo:text-align="center" style:writing-mode="lr-tb"/>
      <style:text-properties style:font-name="Comfortaa" fo:font-size="28pt" style:font-size-asian="28pt" style:font-size-complex="28pt"/>
    </style:style>
    <style:style style:name="P15" style:family="paragraph">
      <loext:graphic-properties draw:fill-color="#dde8cb"/>
      <style:paragraph-properties fo:text-align="center"/>
    </style:style>
    <style:style style:name="P16" style:family="paragraph">
      <loext:graphic-properties draw:fill-color="#dde8cb"/>
      <style:paragraph-properties fo:text-align="center" style:writing-mode="lr-tb"/>
      <style:text-properties style:font-name="Comfortaa" fo:font-size="28pt" style:font-size-asian="28pt" style:font-size-complex="28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Comfortaa" fo:font-size="72pt" fo:font-weight="bold" style:font-size-asian="72pt" style:font-weight-asian="bold" style:font-size-complex="72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Comfortaa" fo:font-size="42pt" style:font-size-asian="42pt" style:font-size-complex="42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Comfortaa" fo:font-size="42pt" style:font-size-asian="42pt" style:font-size-complex="42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Comfortaa"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font-name="Comfortaa" fo:font-size="28pt" style:font-size-asian="28pt" style:font-size-complex="28pt"/>
    </style:style>
    <style:style style:name="T3" style:family="text">
      <style:text-properties style:font-name="Comfortaa" fo:font-size="72pt" fo:font-weight="bold" style:font-size-asian="72pt" style:font-weight-asian="bold" style:font-size-complex="72pt" style:font-weight-complex="bold"/>
    </style:style>
    <style:style style:name="T4" style:family="text">
      <style:text-properties style:font-name="Comfortaa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495cm" svg:height="24.765cm" svg:x="0.575cm" svg:y="4.9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0.795cm" svg:height="8.89cm" svg:x="1.21cm" svg:y="5.5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127cm" svg:height="4.127cm" svg:x="2.162cm" svg:y="6.19cm">
            <text:p text:style-name="P3"><text:span text:style-name="T1">AL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127cm" svg:height="4.127cm" svg:x="7.162cm" svg:y="6.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9.208cm" svg:height="2.54cm" svg:x="2.162cm" svg:y="10.952cm">
            <text:p text:style-name="P3"><text:span text:style-name="T1">L1 Cache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32cm" svg:height="1.352cm" svg:x="7.047cm" svg:y="7.595cm">
            <draw:text-box>
              <text:p><text:span text:style-name="T2">Control</text:span></text:p>
            </draw:text-box>
          </draw:frame>
        </draw:g>
        <draw:g>
          <draw:custom-shape draw:style-name="gr2" draw:text-style-name="P2" draw:layer="layout" svg:width="10.795cm" svg:height="8.89cm" svg:x="12.64cm" svg:y="5.5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127cm" svg:height="4.127cm" svg:x="13.592cm" svg:y="6.19cm">
            <text:p text:style-name="P3"><text:span text:style-name="T1">AL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127cm" svg:height="4.127cm" svg:x="18.592cm" svg:y="6.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9.208cm" svg:height="2.54cm" svg:x="13.592cm" svg:y="10.952cm">
            <text:p text:style-name="P3"><text:span text:style-name="T1">L1 Cache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32cm" svg:height="1.352cm" svg:x="18.477cm" svg:y="7.595cm">
            <draw:text-box>
              <text:p><text:span text:style-name="T2">Control</text:span></text:p>
            </draw:text-box>
          </draw:frame>
        </draw:g>
        <draw:g>
          <draw:custom-shape draw:style-name="gr2" draw:text-style-name="P2" draw:layer="layout" svg:width="10.795cm" svg:height="8.89cm" svg:x="1.21cm" svg:y="15.0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127cm" svg:height="4.127cm" svg:x="2.162cm" svg:y="15.69cm">
            <text:p text:style-name="P3"><text:span text:style-name="T1">ALU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127cm" svg:height="4.127cm" svg:x="7.162cm" svg:y="15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9.208cm" svg:height="2.54cm" svg:x="2.162cm" svg:y="20.452cm">
            <text:p text:style-name="P3"><text:span text:style-name="T1">L1 Cache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32cm" svg:height="1.352cm" svg:x="7.047cm" svg:y="17.095cm">
            <draw:text-box>
              <text:p><text:span text:style-name="T2">Control</text:span></text:p>
            </draw:text-box>
          </draw:frame>
        </draw:g>
        <draw:g>
          <draw:custom-shape draw:style-name="gr2" draw:text-style-name="P2" draw:layer="layout" svg:width="10.795cm" svg:height="8.89cm" svg:x="12.64cm" svg:y="15.0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127cm" svg:height="4.127cm" svg:x="13.592cm" svg:y="15.69cm">
            <text:p text:style-name="P3"><text:span text:style-name="T1">ALU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4.127cm" svg:height="4.127cm" svg:x="18.592cm" svg:y="15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9.208cm" svg:height="2.54cm" svg:x="13.592cm" svg:y="20.452cm">
            <text:p text:style-name="P3"><text:span text:style-name="T1">L1 Cache</text:span></text:p>
            <draw:enhanced-geometry svg:viewBox="0 0 21600 21600" draw:type="rectangle" draw:enhanced-path="M 0 0 L 21600 0 21600 21600 0 21600 0 0 Z N"/>
          </draw:custom-shape>
          <draw:frame draw:style-name="gr6" draw:text-style-name="P7" draw:layer="layout" svg:width="4.32cm" svg:height="1.352cm" svg:x="18.477cm" svg:y="17.095cm">
            <draw:text-box>
              <text:p><text:span text:style-name="T2">Control</text:span></text:p>
            </draw:text-box>
          </draw:frame>
        </draw:g>
        <draw:custom-shape draw:style-name="gr10" draw:text-style-name="P9" draw:layer="layout" svg:width="22.225cm" svg:height="4.128cm" svg:x="1.21cm" svg:y="24.922cm">
          <text:p text:style-name="P8"><text:span text:style-name="T2">L2 and L3 Cach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3.495cm" svg:height="5.397cm" svg:x="0.575cm" svg:y="34.765cm">
          <text:p text:style-name="P8"><text:span text:style-name="T2">DRAM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8.89cm" svg:height="35.242cm" svg:x="29.785cm" svg:y="4.92cm">
          <text:p text:style-name="P8"><text:span text:style-name="T2">PCI-Exp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495cm" svg:height="24.765cm" svg:x="44.575cm" svg:y="4.92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2" draw:layer="layout" svg:width="22.225cm" svg:height="4.128cm" svg:x="45.242cm" svg:y="5.6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587cm" svg:height="1.587cm" svg:x="45.66cm" svg:y="6.07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587cm" svg:height="1.587cm" svg:x="45.66cm" svg:y="7.9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5" draw:layer="layout" svg:width="1.587cm" svg:height="1.587cm" svg:x="47.451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7.4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51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51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2.853cm" svg:y="6.073cm">
              <text:p text:style-name="P8"><text:span text:style-name="T2">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2.8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4.653cm" svg:y="6.073cm">
              <text:p text:style-name="P8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4.6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6.453cm" svg:y="6.073cm">
              <text:p text:style-name="P8"><text:span text:style-name="T2">U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6.4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8.253cm" svg:y="6.073cm">
              <text:p text:style-name="P8"><text:span text:style-name="T2">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8.2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53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53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7.8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7" draw:layer="layout" svg:width="1.941cm" svg:height="1.352cm" svg:x="45.495cm" svg:y="6.315cm">
            <draw:text-box>
              <text:p><text:span text:style-name="T2">Ctl</text:span></text:p>
            </draw:text-box>
          </draw:frame>
          <draw:frame draw:style-name="gr19" draw:text-style-name="P7" draw:layer="layout" svg:width="1.497cm" svg:height="1.352cm" svg:x="45.696cm" svg:y="8.115cm">
            <draw:text-box>
              <text:p><text:span text:style-name="T2">L1</text:span></text:p>
            </draw:text-box>
          </draw:frame>
        </draw:g>
        <draw:g>
          <draw:custom-shape draw:style-name="gr13" draw:text-style-name="P12" draw:layer="layout" svg:width="22.225cm" svg:height="4.128cm" svg:x="45.242cm" svg:y="10.6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587cm" svg:height="1.587cm" svg:x="45.66cm" svg:y="11.07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587cm" svg:height="1.587cm" svg:x="45.66cm" svg:y="12.9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5" draw:layer="layout" svg:width="1.587cm" svg:height="1.587cm" svg:x="47.451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7.4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51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51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2.853cm" svg:y="11.073cm">
              <text:p text:style-name="P8"><text:span text:style-name="T2">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2.8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4.653cm" svg:y="11.073cm">
              <text:p text:style-name="P8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4.6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6.453cm" svg:y="11.073cm">
              <text:p text:style-name="P8"><text:span text:style-name="T2">U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6.4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8.253cm" svg:y="11.073cm">
              <text:p text:style-name="P8"><text:span text:style-name="T2">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8.2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53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53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1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1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12.8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7" draw:layer="layout" svg:width="1.941cm" svg:height="1.352cm" svg:x="45.495cm" svg:y="11.315cm">
            <draw:text-box>
              <text:p><text:span text:style-name="T2">Ctl</text:span></text:p>
            </draw:text-box>
          </draw:frame>
          <draw:frame draw:style-name="gr19" draw:text-style-name="P7" draw:layer="layout" svg:width="1.497cm" svg:height="1.352cm" svg:x="45.696cm" svg:y="13.115cm">
            <draw:text-box>
              <text:p><text:span text:style-name="T2">L1</text:span></text:p>
            </draw:text-box>
          </draw:frame>
        </draw:g>
        <draw:g>
          <draw:custom-shape draw:style-name="gr13" draw:text-style-name="P12" draw:layer="layout" svg:width="22.225cm" svg:height="4.128cm" svg:x="45.242cm" svg:y="15.6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587cm" svg:height="1.587cm" svg:x="45.66cm" svg:y="16.07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587cm" svg:height="1.587cm" svg:x="45.66cm" svg:y="17.9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5" draw:layer="layout" svg:width="1.587cm" svg:height="1.587cm" svg:x="47.451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7.4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51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51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2.853cm" svg:y="16.073cm">
              <text:p text:style-name="P8"><text:span text:style-name="T2">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2.8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4.653cm" svg:y="16.073cm">
              <text:p text:style-name="P8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4.6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6.453cm" svg:y="16.073cm">
              <text:p text:style-name="P8"><text:span text:style-name="T2">U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6.4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8.253cm" svg:y="16.073cm">
              <text:p text:style-name="P8"><text:span text:style-name="T2">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8.2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53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53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17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16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17.8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7" draw:layer="layout" svg:width="1.941cm" svg:height="1.352cm" svg:x="45.495cm" svg:y="16.315cm">
            <draw:text-box>
              <text:p><text:span text:style-name="T2">Ctl</text:span></text:p>
            </draw:text-box>
          </draw:frame>
          <draw:frame draw:style-name="gr19" draw:text-style-name="P7" draw:layer="layout" svg:width="1.497cm" svg:height="1.352cm" svg:x="45.696cm" svg:y="18.115cm">
            <draw:text-box>
              <text:p><text:span text:style-name="T2">L1</text:span></text:p>
            </draw:text-box>
          </draw:frame>
        </draw:g>
        <draw:g>
          <draw:custom-shape draw:style-name="gr13" draw:text-style-name="P12" draw:layer="layout" svg:width="22.225cm" svg:height="4.128cm" svg:x="45.242cm" svg:y="20.65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587cm" svg:height="1.587cm" svg:x="45.66cm" svg:y="21.07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.587cm" svg:height="1.587cm" svg:x="45.66cm" svg:y="22.9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6" draw:text-style-name="P15" draw:layer="layout" svg:width="1.587cm" svg:height="1.587cm" svg:x="47.451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7.4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51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49.2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51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1.0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2.853cm" svg:y="21.073cm">
              <text:p text:style-name="P8"><text:span text:style-name="T2">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2.8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4.653cm" svg:y="21.073cm">
              <text:p text:style-name="P8"><text:span text:style-name="T2">L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4.6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6.453cm" svg:y="21.073cm">
              <text:p text:style-name="P8"><text:span text:style-name="T2">U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6.4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6" draw:layer="layout" svg:width="1.587cm" svg:height="1.587cm" svg:x="58.253cm" svg:y="21.073cm">
              <text:p text:style-name="P8"><text:span text:style-name="T2">s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58.2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53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0.0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53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1.8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3.66cm" svg:y="22.8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21.073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5" draw:layer="layout" svg:width="1.587cm" svg:height="1.587cm" svg:x="65.46cm" svg:y="22.87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8" draw:text-style-name="P7" draw:layer="layout" svg:width="1.941cm" svg:height="1.352cm" svg:x="45.495cm" svg:y="21.315cm">
            <draw:text-box>
              <text:p><text:span text:style-name="T2">Ctl</text:span></text:p>
            </draw:text-box>
          </draw:frame>
          <draw:frame draw:style-name="gr19" draw:text-style-name="P7" draw:layer="layout" svg:width="1.497cm" svg:height="1.352cm" svg:x="45.696cm" svg:y="23.115cm">
            <draw:text-box>
              <text:p><text:span text:style-name="T2">L1</text:span></text:p>
            </draw:text-box>
          </draw:frame>
        </draw:g>
        <draw:custom-shape draw:style-name="gr20" draw:text-style-name="P9" draw:layer="layout" svg:width="22.225cm" svg:height="3.493cm" svg:x="45.21cm" svg:y="25.557cm">
          <text:p text:style-name="P8"><text:span text:style-name="T2">L2 Cach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23.495cm" svg:height="5.397cm" svg:x="44.575cm" svg:y="34.765cm">
          <text:p text:style-name="P8"><text:span text:style-name="T2">DRAM</text:span></text:p>
          <draw:enhanced-geometry svg:viewBox="0 0 21600 21600" draw:type="rectangle" draw:enhanced-path="M 0 0 L 21600 0 21600 21600 0 21600 0 0 Z N"/>
        </draw:custom-shape>
        <draw:line draw:style-name="gr22" draw:text-style-name="P17" draw:layer="layout" svg:x1="12.005cm" svg:y1="30.002cm" svg:x2="12.005cm" svg:y2="34.447cm">
          <text:p/>
        </draw:line>
        <draw:line draw:style-name="gr22" draw:text-style-name="P17" draw:layer="layout" svg:x1="57.005cm" svg:y1="30.003cm" svg:x2="57.005cm" svg:y2="34.448cm">
          <text:p/>
        </draw:line>
        <draw:line draw:style-name="gr22" draw:text-style-name="P17" draw:layer="layout" svg:x1="24.783cm" svg:y1="16.225cm" svg:x2="29.228cm" svg:y2="16.225cm">
          <text:p/>
        </draw:line>
        <draw:line draw:style-name="gr22" draw:text-style-name="P17" draw:layer="layout" svg:x1="39.584cm" svg:y1="16.225cm" svg:x2="44.029cm" svg:y2="16.225cm">
          <text:p/>
        </draw:line>
        <draw:line draw:style-name="gr22" draw:text-style-name="P17" draw:layer="layout" svg:x1="39.485cm" svg:y1="37.425cm" svg:x2="43.93cm" svg:y2="37.425cm">
          <text:p/>
        </draw:line>
        <draw:frame draw:style-name="gr23" draw:text-style-name="P18" draw:layer="layout" svg:width="6.204cm" svg:height="3.083cm" svg:x="9.512cm" svg:y="0.28cm">
          <draw:text-box>
            <text:p><text:span text:style-name="T3">CPU</text:span></text:p>
          </draw:text-box>
        </draw:frame>
        <draw:frame draw:style-name="gr23" draw:text-style-name="P18" draw:layer="layout" svg:width="6.204cm" svg:height="3.083cm" svg:x="53.512cm" svg:y="0.281cm">
          <draw:text-box>
            <text:p><text:span text:style-name="T3">GPU</text:span></text:p>
          </draw:text-box>
        </draw:frame>
        <draw:frame draw:style-name="gr24" draw:text-style-name="P19" draw:layer="layout" svg:width="4.917cm" svg:height="1.902cm" svg:x="19.07cm" svg:y="1.675cm">
          <draw:text-box>
            <text:p><text:span text:style-name="T4">Cores</text:span></text:p>
          </draw:text-box>
        </draw:frame>
        <draw:frame draw:style-name="gr25" draw:text-style-name="P20" draw:layer="layout" svg:width="12.876cm" svg:height="3.553cm" svg:x="35.371cm" svg:y="0.475cm">
          <draw:text-box>
            <text:p text:style-name="P17"><text:span text:style-name="T4">Streaming</text:span></text:p>
            <text:p text:style-name="P17"><text:span text:style-name="T4">multiprocessors</text:span></text:p>
          </draw:text-box>
        </draw:frame>
        <draw:line draw:style-name="gr26" draw:text-style-name="P21" draw:layer="layout" svg:x1="19.09cm" svg:y1="3.215cm" svg:x2="12.105cm" svg:y2="5.437cm">
          <text:p/>
        </draw:line>
        <draw:line draw:style-name="gr26" draw:text-style-name="P21" draw:layer="layout" svg:x1="21.212cm" svg:y1="3.75cm" svg:x2="20.26cm" svg:y2="5.337cm">
          <text:p/>
        </draw:line>
        <draw:line draw:style-name="gr26" draw:text-style-name="P21" draw:layer="layout" svg:x1="42.485cm" svg:y1="3.967cm" svg:x2="45.342cm" svg:y2="5.555cm">
          <text:p/>
        </draw:line>
        <draw:line draw:style-name="gr26" draw:text-style-name="P21" draw:layer="layout" svg:x1="41.85cm" svg:y1="4.285cm" svg:x2="45.025cm" svg:y2="10.9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8.58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7T10:07:47.555072790</meta:creation-date>
    <dc:date>2022-09-07T12:44:18.310805988</dc:date>
    <meta:editing-duration>PT14M31S</meta:editing-duration>
    <meta:editing-cycles>3</meta:editing-cycles>
    <meta:generator>LibreOffice/7.3.5.2$Linux_X86_64 LibreOffice_project/30$Build-2</meta:generator>
    <meta:document-statistic meta:object-count="160"/>
  </office:meta>
</office:document-meta>
</file>